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  <style:text-properties style:font-name="Liberation Sans" fo:language="en" fo:country="GB" style:font-name-asian="Microsoft YaHei" style:font-name-complex="Arial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004586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style:font-name="Liberation Sans" fo:language="en" fo:country="GB" style:font-name-asian="Microsoft YaHei" style:font-name-complex="Arial"/>
    </style:style>
    <style:style style:name="ce11" style:family="table-cell" style:parent-style-name="Default">
      <style:table-cell-properties fo:border="none"/>
      <style:text-properties style:font-name="Liberation Sans" fo:language="en" fo:country="GB" style:font-name-asian="Microsoft YaHei" style:font-name-complex="Ari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byssinica SIL" fo:font-size="22pt" style:font-size-asian="22pt" style:font-size-complex="22pt"/>
    </style:style>
    <style:style style:name="ce14" style:family="table-cell" style:parent-style-name="Default">
      <style:table-cell-properties fo:background-color="#ff9900"/>
    </style:style>
  </office:automatic-styles>
  <office:body>
    <office:spreadsheet>
      <table:table table:name="Super_discrete" table:style-name="ta1">
        <table:table-column table:style-name="co1" table:number-columns-repeated="5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Supervized</text:p>
          </table:table-cell>
          <table:covered-table-cell table:number-columns-repeated="4" table:style-name="Default"/>
          <table:covered-table-cell table:number-columns-repeated="4"/>
          <table:covered-table-cell table:number-columns-repeated="2" table:style-name="Default"/>
          <table:covered-table-cell table:number-columns-repeated="2"/>
        </table:table-row>
        <table:table-row table:style-name="ro1">
          <table:covered-table-cell table:number-columns-repeated="5" table:style-name="Default"/>
          <table:covered-table-cell table:number-columns-repeated="4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8" table:number-rows-spanned="1">
            <text:p>Kalcis</text:p>
          </table:table-cell>
          <table:covered-table-cell table:style-name="ce4"/>
          <table:covered-table-cell table:number-columns-repeated="3" table:style-name="Default"/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Geležis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-inf-0.055</text:p>
          </table:table-cell>
          <table:table-cell office:value-type="string" calcext:value-type="string">
            <text:p>0.055-0.615</text:p>
          </table:table-cell>
          <table:table-cell office:value-type="string" calcext:value-type="string">
            <text:p>0.615-0.745</text:p>
          </table:table-cell>
          <table:table-cell office:value-type="string" calcext:value-type="string">
            <text:p>0.745-inf</text:p>
          </table:table-cell>
          <table:table-cell table:style-name="ce3" office:value-type="string" calcext:value-type="string">
            <text:p>Suma</text:p>
          </table:table-cell>
          <table:table-cell table:style-name="ce3" office:value-type="string" calcext:value-type="string">
            <text:p>Tikimybė</text:p>
          </table:table-cell>
          <table:table-cell table:style-name="ce3" office:value-type="string" calcext:value-type="string">
            <text:p>Logaritmas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Suma</text:p>
          </table:table-cell>
          <table:table-cell table:style-name="ce3" office:value-type="string" calcext:value-type="string">
            <text:p>Tikimybė</text:p>
          </table:table-cell>
          <table:table-cell table:style-name="ce3" office:value-type="string" calcext:value-type="string">
            <text:p>Logarit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[.F5]/[.$F$11]" office:value-type="float" office:value="0.327102803738318" calcext:value-type="float">
            <text:p>0.3271028037</text:p>
          </table:table-cell>
          <table:table-cell table:style-name="ce3" table:formula="of:=IFERROR([.G5]*LOG(1/[.G5]; 2); 0)" office:value-type="float" office:value="0.527349896551087" calcext:value-type="float">
            <text:p>0.527349896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table:style-name="ce3" table:formula="of:=[.K5]/[.$K$11]" office:value-type="float" office:value="0.327102803738318" calcext:value-type="float">
            <text:p>0.3271028037</text:p>
          </table:table-cell>
          <table:table-cell table:style-name="ce3" table:formula="of:=IFERROR([.L5]*LOG(1/[.L5]; 2); 0)" office:value-type="float" office:value="0.527349896551087" calcext:value-type="float">
            <text:p>0.5273498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formula="of:=[.F6]/[.$F$11]" office:value-type="float" office:value="0.355140186915888" calcext:value-type="float">
            <text:p>0.3551401869</text:p>
          </table:table-cell>
          <table:table-cell table:style-name="ce3" table:formula="of:=IFERROR([.G6]*LOG(1/[.G6]; 2); 0)" office:value-type="float" office:value="0.530415887592405" calcext:value-type="float">
            <text:p>0.53041588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style-name="ce3" table:formula="of:=[.K6]/[.$K$11]" office:value-type="float" office:value="0.355140186915888" calcext:value-type="float">
            <text:p>0.3551401869</text:p>
          </table:table-cell>
          <table:table-cell table:style-name="ce3" table:formula="of:=IFERROR([.L6]*LOG(1/[.L6]; 2); 0)" office:value-type="float" office:value="0.530415887592405" calcext:value-type="float">
            <text:p>0.5304158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F7]/[.$F$11]" office:value-type="float" office:value="0.0794392523364486" calcext:value-type="float">
            <text:p>0.0794392523</text:p>
          </table:table-cell>
          <table:table-cell table:style-name="ce3" table:formula="of:=IFERROR([.G7]*LOG(1/[.G7]; 2); 0)" office:value-type="float" office:value="0.290271357325064" calcext:value-type="float">
            <text:p>0.2902713573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style-name="ce3" table:formula="of:=[.K7]/[.$K$11]" office:value-type="float" office:value="0.0794392523364486" calcext:value-type="float">
            <text:p>0.0794392523</text:p>
          </table:table-cell>
          <table:table-cell table:style-name="ce3" table:formula="of:=IFERROR([.L7]*LOG(1/[.L7]; 2); 0)" office:value-type="float" office:value="0.290271357325064" calcext:value-type="float">
            <text:p>0.290271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F8]/[.$F$11]" office:value-type="float" office:value="0.0607476635514019" calcext:value-type="float">
            <text:p>0.0607476636</text:p>
          </table:table-cell>
          <table:table-cell table:style-name="ce3" table:formula="of:=IFERROR([.G8]*LOG(1/[.G8]; 2); 0)" office:value-type="float" office:value="0.245482964894302" calcext:value-type="float">
            <text:p>0.2454829649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3" table:formula="of:=[.K8]/[.$K$11]" office:value-type="float" office:value="0.0607476635514019" calcext:value-type="float">
            <text:p>0.0607476636</text:p>
          </table:table-cell>
          <table:table-cell table:style-name="ce3" table:formula="of:=IFERROR([.L8]*LOG(1/[.L8]; 2); 0)" office:value-type="float" office:value="0.245482964894302" calcext:value-type="float">
            <text:p>0.2454829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F9]/[.$F$11]" office:value-type="float" office:value="0.0420560747663551" calcext:value-type="float">
            <text:p>0.0420560748</text:p>
          </table:table-cell>
          <table:table-cell table:style-name="ce3" table:formula="of:=IFERROR([.G9]*LOG(1/[.G9]; 2); 0)" office:value-type="float" office:value="0.19226111151696" calcext:value-type="float">
            <text:p>0.192261111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3" table:formula="of:=[.K9]/[.$K$11]" office:value-type="float" office:value="0.0420560747663551" calcext:value-type="float">
            <text:p>0.0420560748</text:p>
          </table:table-cell>
          <table:table-cell table:style-name="ce3" table:formula="of:=IFERROR([.L9]*LOG(1/[.L9]; 2); 0)" office:value-type="float" office:value="0.19226111151696" calcext:value-type="float">
            <text:p>0.1922611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[.F10]/[.$F$11]" office:value-type="float" office:value="0.135514018691589" calcext:value-type="float">
            <text:p>0.1355140187</text:p>
          </table:table-cell>
          <table:table-cell table:style-name="ce3" table:formula="of:=IFERROR([.G10]*LOG(1/[.G10]; 2); 0)" office:value-type="float" office:value="0.390752774518382" calcext:value-type="float">
            <text:p>0.3907527745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3" table:formula="of:=[.K10]/[.$K$11]" office:value-type="float" office:value="0.135514018691589" calcext:value-type="float">
            <text:p>0.1355140187</text:p>
          </table:table-cell>
          <table:table-cell table:style-name="ce3" table:formula="of:=IFERROR([.L10]*LOG(1/[.L10]; 2); 0)" office:value-type="float" office:value="0.390752774518382" calcext:value-type="float">
            <text:p>0.3907527745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5:.B10])" office:value-type="float" office:value="35" calcext:value-type="float">
            <text:p>35</text:p>
          </table:table-cell>
          <table:table-cell table:formula="of:=SUM([.C5:.C10])" office:value-type="float" office:value="131" calcext:value-type="float">
            <text:p>131</text:p>
          </table:table-cell>
          <table:table-cell table:formula="of:=SUM([.D5:.D10])" office:value-type="float" office:value="12" calcext:value-type="float">
            <text:p>12</text:p>
          </table:table-cell>
          <table:table-cell table:formula="of:=SUM([.E5:.E10])" office:value-type="float" office:value="36" calcext:value-type="float">
            <text:p>36</text:p>
          </table:table-cell>
          <table:table-cell table:style-name="ce3" table:formula="of:=SUM([.F5:.F10])" office:value-type="float" office:value="214" calcext:value-type="float">
            <text:p>214</text:p>
          </table:table-cell>
          <table:table-cell table:style-name="ce3" table:formula="of:=SUM([.G5:.G10])" office:value-type="float" office:value="1" calcext:value-type="float">
            <text:p>1</text:p>
          </table:table-cell>
          <table:table-cell table:style-name="ce3" table:formula="of:=SUM([.H5:.H10])" office:value-type="float" office:value="2.1765339923982" calcext:value-type="float">
            <text:p>2.1765339924</text:p>
          </table:table-cell>
          <table:table-cell/>
          <table:table-cell table:formula="of:=SUM([.J5:.J10])" office:value-type="float" office:value="214" calcext:value-type="float">
            <text:p>214</text:p>
          </table:table-cell>
          <table:table-cell table:formula="of:=SUM([.K5:.K10])" office:value-type="float" office:value="214" calcext:value-type="float">
            <text:p>214</text:p>
          </table:table-cell>
          <table:table-cell table:style-name="ce3" table:formula="of:=SUM([.L5:.L10])" office:value-type="float" office:value="1" calcext:value-type="float">
            <text:p>1</text:p>
          </table:table-cell>
          <table:table-cell table:style-name="ce3" table:formula="of:=SUM([.M5:.M10])" office:value-type="float" office:value="2.1765339923982" calcext:value-type="float">
            <text:p>2.176533992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[.B11]/[.$F$11] * LOG(1/([.B11]/[.$F$11]); 2)" office:value-type="float" office:value="0.427226350144702" calcext:value-type="float">
            <text:p>0.4272263501</text:p>
          </table:table-cell>
          <table:table-cell table:formula="of:=[.C11]/[.$F$11] * LOG(1/([.C11]/[.$F$11]); 2)" office:value-type="float" office:value="0.433428794472637" calcext:value-type="float">
            <text:p>0.4334287945</text:p>
          </table:table-cell>
          <table:table-cell table:formula="of:=[.D11]/[.$F$11] * LOG(1/([.D11]/[.$F$11]); 2)" office:value-type="float" office:value="0.233075017888598" calcext:value-type="float">
            <text:p>0.2330750179</text:p>
          </table:table-cell>
          <table:table-cell table:formula="of:=[.E11]/[.$F$11] * LOG(1/([.E11]/[.$F$11]); 2)" office:value-type="float" office:value="0.432595847937" calcext:value-type="float">
            <text:p>0.4325958479</text:p>
          </table:table-cell>
          <table:table-cell table:style-name="ce9" table:number-columns-repeated="3"/>
          <table:table-cell/>
          <table:table-cell table:formula="of:=[.J11]/[.$J$11] * LOG(1/([.J11]/[.$J$11]); 2)" office:value-type="float" office:value="0" calcext:value-type="float">
            <text:p>0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H(K, G)</text:p>
          </table:table-cell>
          <table:table-cell table:number-columns-repeated="4"/>
          <table:table-cell table:style-name="ce10"/>
          <table:table-cell table:number-columns-repeated="2"/>
          <table:table-cell table:style-name="ce3" office:value-type="string" calcext:value-type="string">
            <text:p>H(G. 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IFERROR([.B5]/[.$F$11]*LOG(1/([.B5]/[.$F$11]);2);0)" office:value-type="float" office:value="0.0863061376497195" calcext:value-type="float">
            <text:p>0.0863061376</text:p>
          </table:table-cell>
          <table:table-cell table:style-name="ce5" table:formula="of:=IFERROR([.C5]/[.$F$11]*LOG(1/([.C5]/[.$F$11]);2);0)" office:value-type="float" office:value="0.510477511653586" calcext:value-type="float">
            <text:p>0.5104775117</text:p>
          </table:table-cell>
          <table:table-cell table:style-name="ce5" table:formula="of:=IFERROR([.D5]/[.$F$11]*LOG(1/([.D5]/[.$F$11]);2);0)" office:value-type="float" office:value="0" calcext:value-type="float">
            <text:p>0</text:p>
          </table:table-cell>
          <table:table-cell table:style-name="ce5" table:formula="of:=IFERROR([.E5]/[.$F$11]*LOG(1/([.E5]/[.$F$11]);2);0)" office:value-type="float" office:value="0.19226111151696" calcext:value-type="float">
            <text:p>0.1922611115</text:p>
          </table:table-cell>
          <table:table-cell table:style-name="ce11" table:number-columns-repeated="4"/>
          <table:table-cell table:style-name="ce5" table:formula="of:=IFERROR([.J5]/[.$F$11]*LOG(1/([.J5]/[.$F$11]);2);0)" office:value-type="float" office:value="0.527349896551087" calcext:value-type="float">
            <text:p>0.5273498966</text:p>
          </table:table-cell>
          <table:table-cell table:style-name="ce5" table:formula="of:=IFERROR([.K5]/[.$F$11]*LOG(1/([.K5]/[.$F$11]);2);0)" office:value-type="float" office:value="0.527349896551087" calcext:value-type="float">
            <text:p>0.52734989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FERROR([.B6]/[.$F$11]*LOG(1/([.B6]/[.$F$11]);2);0)" office:value-type="float" office:value="0.0863061376497195" calcext:value-type="float">
            <text:p>0.0863061376</text:p>
          </table:table-cell>
          <table:table-cell table:style-name="ce5" table:formula="of:=IFERROR([.C6]/[.$F$11]*LOG(1/([.C6]/[.$F$11]);2);0)" office:value-type="float" office:value="0.469203533558922" calcext:value-type="float">
            <text:p>0.4692035336</text:p>
          </table:table-cell>
          <table:table-cell table:style-name="ce5" table:formula="of:=IFERROR([.D6]/[.$F$11]*LOG(1/([.D6]/[.$F$11]);2);0)" office:value-type="float" office:value="0.0630043643588892" calcext:value-type="float">
            <text:p>0.0630043644</text:p>
          </table:table-cell>
          <table:table-cell table:style-name="ce5" table:formula="of:=IFERROR([.E6]/[.$F$11]*LOG(1/([.E6]/[.$F$11]);2);0)" office:value-type="float" office:value="0.376811430254287" calcext:value-type="float">
            <text:p>0.3768114303</text:p>
          </table:table-cell>
          <table:table-cell table:number-columns-repeated="4"/>
          <table:table-cell table:style-name="ce5" table:formula="of:=IFERROR([.J6]/[.$F$11]*LOG(1/([.J6]/[.$F$11]);2);0)" office:value-type="float" office:value="0.530415887592405" calcext:value-type="float">
            <text:p>0.5304158876</text:p>
          </table:table-cell>
          <table:table-cell table:style-name="ce5" table:formula="of:=IFERROR([.K6]/[.$F$11]*LOG(1/([.K6]/[.$F$11]);2);0)" office:value-type="float" office:value="0.530415887592405" calcext:value-type="float">
            <text:p>0.53041588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ERROR([.B7]/[.$F$11]*LOG(1/([.B7]/[.$F$11]);2);0)" office:value-type="float" office:value="0.0361750793757063" calcext:value-type="float">
            <text:p>0.0361750794</text:p>
          </table:table-cell>
          <table:table-cell table:style-name="ce5" table:formula="of:=IFERROR([.C7]/[.$F$11]*LOG(1/([.C7]/[.$F$11]);2);0)" office:value-type="float" office:value="0.279735849450553" calcext:value-type="float">
            <text:p>0.2797358495</text:p>
          </table:table-cell>
          <table:table-cell table:style-name="ce5" table:formula="of:=IFERROR([.D7]/[.$F$11]*LOG(1/([.D7]/[.$F$11]);2);0)" office:value-type="float" office:value="0" calcext:value-type="float">
            <text:p>0</text:p>
          </table:table-cell>
          <table:table-cell table:style-name="ce5" table:formula="of:=IFERROR([.E7]/[.$F$11]*LOG(1/([.E7]/[.$F$11]);2);0)" office:value-type="float" office:value="0" calcext:value-type="float">
            <text:p>0</text:p>
          </table:table-cell>
          <table:table-cell table:number-columns-repeated="4"/>
          <table:table-cell table:style-name="ce5" table:formula="of:=IFERROR([.J7]/[.$F$11]*LOG(1/([.J7]/[.$F$11]);2);0)" office:value-type="float" office:value="0.290271357325064" calcext:value-type="float">
            <text:p>0.2902713573</text:p>
          </table:table-cell>
          <table:table-cell table:style-name="ce5" table:formula="of:=IFERROR([.K7]/[.$F$11]*LOG(1/([.K7]/[.$F$11]);2);0)" office:value-type="float" office:value="0.290271357325064" calcext:value-type="float">
            <text:p>0.29027135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ERROR([.B8]/[.$F$11]*LOG(1/([.B8]/[.$F$11]);2);0)" office:value-type="float" office:value="0" calcext:value-type="float">
            <text:p>0</text:p>
          </table:table-cell>
          <table:table-cell table:style-name="ce5" table:formula="of:=IFERROR([.C8]/[.$F$11]*LOG(1/([.C8]/[.$F$11]);2);0)" office:value-type="float" office:value="0.17725110229537" calcext:value-type="float">
            <text:p>0.1772511023</text:p>
          </table:table-cell>
          <table:table-cell table:style-name="ce5" table:formula="of:=IFERROR([.D8]/[.$F$11]*LOG(1/([.D8]/[.$F$11]);2);0)" office:value-type="float" office:value="0.12662474045593" calcext:value-type="float">
            <text:p>0.1266247405</text:p>
          </table:table-cell>
          <table:table-cell table:style-name="ce5" table:formula="of:=IFERROR([.E8]/[.$F$11]*LOG(1/([.E8]/[.$F$11]);2);0)" office:value-type="float" office:value="0" calcext:value-type="float">
            <text:p>0</text:p>
          </table:table-cell>
          <table:table-cell table:number-columns-repeated="4"/>
          <table:table-cell table:style-name="ce5" table:formula="of:=IFERROR([.J8]/[.$F$11]*LOG(1/([.J8]/[.$F$11]);2);0)" office:value-type="float" office:value="0.245482964894302" calcext:value-type="float">
            <text:p>0.2454829649</text:p>
          </table:table-cell>
          <table:table-cell table:style-name="ce5" table:formula="of:=IFERROR([.K8]/[.$F$11]*LOG(1/([.K8]/[.$F$11]);2);0)" office:value-type="float" office:value="0.245482964894302" calcext:value-type="float">
            <text:p>0.24548296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ERROR([.B9]/[.$F$11]*LOG(1/([.B9]/[.$F$11]);2);0)" office:value-type="float" office:value="0.19226111151696" calcext:value-type="float">
            <text:p>0.1922611115</text:p>
          </table:table-cell>
          <table:table-cell table:style-name="ce5" table:formula="of:=IFERROR([.C9]/[.$F$11]*LOG(1/([.C9]/[.$F$11]);2);0)" office:value-type="float" office:value="0" calcext:value-type="float">
            <text:p>0</text:p>
          </table:table-cell>
          <table:table-cell table:style-name="ce5" table:formula="of:=IFERROR([.D9]/[.$F$11]*LOG(1/([.D9]/[.$F$11]);2);0)" office:value-type="float" office:value="0" calcext:value-type="float">
            <text:p>0</text:p>
          </table:table-cell>
          <table:table-cell table:style-name="ce5" table:formula="of:=IFERROR([.E9]/[.$F$11]*LOG(1/([.E9]/[.$F$11]);2);0)" office:value-type="float" office:value="0" calcext:value-type="float">
            <text:p>0</text:p>
          </table:table-cell>
          <table:table-cell table:number-columns-repeated="4"/>
          <table:table-cell table:style-name="ce5" table:formula="of:=IFERROR([.J9]/[.$F$11]*LOG(1/([.J9]/[.$F$11]);2);0)" office:value-type="float" office:value="0.19226111151696" calcext:value-type="float">
            <text:p>0.1922611115</text:p>
          </table:table-cell>
          <table:table-cell table:style-name="ce5" table:formula="of:=IFERROR([.K9]/[.$F$11]*LOG(1/([.K9]/[.$F$11]);2);0)" office:value-type="float" office:value="0.19226111151696" calcext:value-type="float">
            <text:p>0.19226111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ERROR([.B10]/[.$F$11]*LOG(1/([.B10]/[.$F$11]);2);0)" office:value-type="float" office:value="0.310174065356045" calcext:value-type="float">
            <text:p>0.3101740654</text:p>
          </table:table-cell>
          <table:table-cell table:style-name="ce5" table:formula="of:=IFERROR([.C10]/[.$F$11]*LOG(1/([.C10]/[.$F$11]);2);0)" office:value-type="float" office:value="0.12662474045593" calcext:value-type="float">
            <text:p>0.1266247405</text:p>
          </table:table-cell>
          <table:table-cell table:style-name="ce5" table:formula="of:=IFERROR([.D10]/[.$F$11]*LOG(1/([.D10]/[.$F$11]);2);0)" office:value-type="float" office:value="0.12662474045593" calcext:value-type="float">
            <text:p>0.1266247405</text:p>
          </table:table-cell>
          <table:table-cell table:style-name="ce5" table:formula="of:=IFERROR([.E10]/[.$F$11]*LOG(1/([.E10]/[.$F$11]);2);0)" office:value-type="float" office:value="0" calcext:value-type="float">
            <text:p>0</text:p>
          </table:table-cell>
          <table:table-cell table:number-columns-repeated="4"/>
          <table:table-cell table:style-name="ce5" table:formula="of:=IFERROR([.J10]/[.$F$11]*LOG(1/([.J10]/[.$F$11]);2);0)" office:value-type="float" office:value="0.390752774518382" calcext:value-type="float">
            <text:p>0.3907527745</text:p>
          </table:table-cell>
          <table:table-cell table:style-name="ce5" table:formula="of:=IFERROR([.K10]/[.$F$11]*LOG(1/([.K10]/[.$F$11]);2);0)" office:value-type="float" office:value="0.390752774518382" calcext:value-type="float">
            <text:p>0.390752774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H(X)</text:p>
          </table:table-cell>
          <table:table-cell table:style-name="ce6" table:formula="of:=SUM([.B12:.E12])" office:value-type="float" office:value="1.52632601044294" calcext:value-type="float">
            <text:p>1.5263260104</text:p>
          </table:table-cell>
          <table:table-cell table:style-name="Default" table:number-columns-repeated="2"/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H(Y)</text:p>
          </table:table-cell>
          <table:table-cell table:style-name="ce6" table:formula="of:=SUM([.H5:.H10])" office:value-type="float" office:value="2.1765339923982" calcext:value-type="float">
            <text:p>2.1765339924</text:p>
          </table:table-cell>
          <table:table-cell table:style-name="Default" table:number-columns-repeated="2"/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H(X, Y)</text:p>
          </table:table-cell>
          <table:table-cell table:style-name="ce6" table:formula="of:=SUM([.B14:.E19])" office:value-type="float" office:value="3.15984165600451" calcext:value-type="float">
            <text:p>3.159841656</text:p>
          </table:table-cell>
          <table:table-cell table:style-name="Default" table:number-columns-repeated="2"/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I(K, G)</text:p>
          </table:table-cell>
          <table:table-cell table:style-name="ce8" table:formula="of:=[.C22]+[.C23]-[.C24]" office:value-type="float" office:value="0.543018346836632" calcext:value-type="float">
            <text:p>0.5430183468</text:p>
          </table:table-cell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I(K, G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</table:table>
      <table:table table:name="unsuper_2bins" table:style-name="ta1"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 table:style-name="ce13" office:value-type="string" calcext:value-type="string" table:number-columns-spanned="12" table:number-rows-spanned="2">
            <text:p>Unsupervized 2bins</text:p>
          </table:table-cell>
          <table:covered-table-cell table:number-columns-repeated="5" table:style-name="Default"/>
          <table:covered-table-cell/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1">
            <text:p>Kalcis</text:p>
          </table:table-cell>
          <table:covered-table-cell table:number-columns-repeated="5" table:style-name="Default"/>
          <table:table-cell/>
          <table:table-cell table:style-name="ce2" office:value-type="string" calcext:value-type="string" table:number-columns-spanned="5" table:number-rows-spanned="1">
            <text:p>Geležis</text:p>
          </table:table-cell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-inf-3.105</text:p>
          </table:table-cell>
          <table:table-cell office:value-type="string" calcext:value-type="string">
            <text:p>3.105-inf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Tikimybė</text:p>
          </table:table-cell>
          <table:table-cell office:value-type="string" calcext:value-type="string">
            <text:p>Logaritmas</text:p>
          </table:table-cell>
          <table:table-cell/>
          <table:table-cell office:value-type="string" calcext:value-type="string">
            <text:p>-inf-0.255</text:p>
          </table:table-cell>
          <table:table-cell office:value-type="string" calcext:value-type="string">
            <text:p>0.255-inf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Tikimybė</text:p>
          </table:table-cell>
          <table:table-cell office:value-type="string" calcext:value-type="string">
            <text:p>Logarit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UM([.B5:.C5])" office:value-type="float" office:value="70" calcext:value-type="float">
            <text:p>70</text:p>
          </table:table-cell>
          <table:table-cell table:formula="of:=[.D5]/[.$D$11]" office:value-type="float" office:value="0.327102803738318" calcext:value-type="float">
            <text:p>0.3271028037</text:p>
          </table:table-cell>
          <table:table-cell table:formula="of:=IFERROR([.E5]*LOG(1/[.E5];2); 0)" office:value-type="float" office:value="0.527349896551087" calcext:value-type="float">
            <text:p>0.527349896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H5:.I5])" office:value-type="float" office:value="70" calcext:value-type="float">
            <text:p>70</text:p>
          </table:table-cell>
          <table:table-cell table:formula="of:=[.J5]/[.$J$11]" office:value-type="float" office:value="0.327102803738318" calcext:value-type="float">
            <text:p>0.3271028037</text:p>
          </table:table-cell>
          <table:table-cell table:formula="of:=IFERROR([.K5]*LOG(1/[.K5];2); 0)" office:value-type="float" office:value="0.527349896551087" calcext:value-type="float">
            <text:p>0.5273498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UM([.B6:.C6])" office:value-type="float" office:value="76" calcext:value-type="float">
            <text:p>76</text:p>
          </table:table-cell>
          <table:table-cell table:formula="of:=[.D6]/[.$D$11]" office:value-type="float" office:value="0.355140186915888" calcext:value-type="float">
            <text:p>0.3551401869</text:p>
          </table:table-cell>
          <table:table-cell table:formula="of:=IFERROR([.E6]*LOG(1/[.E6];2); 0)" office:value-type="float" office:value="0.530415887592405" calcext:value-type="float">
            <text:p>0.53041588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H6:.I6])" office:value-type="float" office:value="76" calcext:value-type="float">
            <text:p>76</text:p>
          </table:table-cell>
          <table:table-cell table:formula="of:=[.J6]/[.$J$11]" office:value-type="float" office:value="0.355140186915888" calcext:value-type="float">
            <text:p>0.3551401869</text:p>
          </table:table-cell>
          <table:table-cell table:formula="of:=IFERROR([.K6]*LOG(1/[.K6];2); 0)" office:value-type="float" office:value="0.530415887592405" calcext:value-type="float">
            <text:p>0.5304158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B7:.C7])" office:value-type="float" office:value="17" calcext:value-type="float">
            <text:p>17</text:p>
          </table:table-cell>
          <table:table-cell table:formula="of:=[.D7]/[.$D$11]" office:value-type="float" office:value="0.0794392523364486" calcext:value-type="float">
            <text:p>0.0794392523</text:p>
          </table:table-cell>
          <table:table-cell table:formula="of:=IFERROR([.E7]*LOG(1/[.E7];2); 0)" office:value-type="float" office:value="0.290271357325064" calcext:value-type="float">
            <text:p>0.29027135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H7:.I7])" office:value-type="float" office:value="17" calcext:value-type="float">
            <text:p>17</text:p>
          </table:table-cell>
          <table:table-cell table:formula="of:=[.J7]/[.$J$11]" office:value-type="float" office:value="0.0794392523364486" calcext:value-type="float">
            <text:p>0.0794392523</text:p>
          </table:table-cell>
          <table:table-cell table:formula="of:=IFERROR([.K7]*LOG(1/[.K7];2); 0)" office:value-type="float" office:value="0.290271357325064" calcext:value-type="float">
            <text:p>0.290271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B8:.C8])" office:value-type="float" office:value="13" calcext:value-type="float">
            <text:p>13</text:p>
          </table:table-cell>
          <table:table-cell table:formula="of:=[.D8]/[.$D$11]" office:value-type="float" office:value="0.0607476635514019" calcext:value-type="float">
            <text:p>0.0607476636</text:p>
          </table:table-cell>
          <table:table-cell table:formula="of:=IFERROR([.E8]*LOG(1/[.E8];2); 0)" office:value-type="float" office:value="0.245482964894302" calcext:value-type="float">
            <text:p>0.24548296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H8:.I8])" office:value-type="float" office:value="13" calcext:value-type="float">
            <text:p>13</text:p>
          </table:table-cell>
          <table:table-cell table:formula="of:=[.J8]/[.$J$11]" office:value-type="float" office:value="0.0607476635514019" calcext:value-type="float">
            <text:p>0.0607476636</text:p>
          </table:table-cell>
          <table:table-cell table:formula="of:=IFERROR([.K8]*LOG(1/[.K8];2); 0)" office:value-type="float" office:value="0.245482964894302" calcext:value-type="float">
            <text:p>0.2454829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9:.C9])" office:value-type="float" office:value="9" calcext:value-type="float">
            <text:p>9</text:p>
          </table:table-cell>
          <table:table-cell table:formula="of:=[.D9]/[.$D$11]" office:value-type="float" office:value="0.0420560747663551" calcext:value-type="float">
            <text:p>0.0420560748</text:p>
          </table:table-cell>
          <table:table-cell table:formula="of:=IFERROR([.E9]*LOG(1/[.E9];2); 0)" office:value-type="float" office:value="0.19226111151696" calcext:value-type="float">
            <text:p>0.19226111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H9:.I9])" office:value-type="float" office:value="9" calcext:value-type="float">
            <text:p>9</text:p>
          </table:table-cell>
          <table:table-cell table:formula="of:=[.J9]/[.$J$11]" office:value-type="float" office:value="0.0420560747663551" calcext:value-type="float">
            <text:p>0.0420560748</text:p>
          </table:table-cell>
          <table:table-cell table:formula="of:=IFERROR([.K9]*LOG(1/[.K9];2); 0)" office:value-type="float" office:value="0.19226111151696" calcext:value-type="float">
            <text:p>0.1922611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B10:.C10])" office:value-type="float" office:value="29" calcext:value-type="float">
            <text:p>29</text:p>
          </table:table-cell>
          <table:table-cell table:formula="of:=[.D10]/[.$D$11]" office:value-type="float" office:value="0.135514018691589" calcext:value-type="float">
            <text:p>0.1355140187</text:p>
          </table:table-cell>
          <table:table-cell table:formula="of:=IFERROR([.E10]*LOG(1/[.E10];2); 0)" office:value-type="float" office:value="0.390752774518382" calcext:value-type="float">
            <text:p>0.39075277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H10:.I10])" office:value-type="float" office:value="29" calcext:value-type="float">
            <text:p>29</text:p>
          </table:table-cell>
          <table:table-cell table:formula="of:=[.J10]/[.$J$11]" office:value-type="float" office:value="0.135514018691589" calcext:value-type="float">
            <text:p>0.1355140187</text:p>
          </table:table-cell>
          <table:table-cell table:formula="of:=IFERROR([.K10]*LOG(1/[.K10];2); 0)" office:value-type="float" office:value="0.390752774518382" calcext:value-type="float">
            <text:p>0.3907527745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5:.B10])" office:value-type="float" office:value="212" calcext:value-type="float">
            <text:p>212</text:p>
          </table:table-cell>
          <table:table-cell table:formula="of:=SUM([.C5:.C10])" office:value-type="float" office:value="2" calcext:value-type="float">
            <text:p>2</text:p>
          </table:table-cell>
          <table:table-cell table:formula="of:=SUM([.D5:.D10])" office:value-type="float" office:value="214" calcext:value-type="float">
            <text:p>214</text:p>
          </table:table-cell>
          <table:table-cell table:formula="of:=SUM([.E5:.E10])" office:value-type="float" office:value="1" calcext:value-type="float">
            <text:p>1</text:p>
          </table:table-cell>
          <table:table-cell table:formula="of:=SUM([.F5:.F10])" office:value-type="float" office:value="2.1765339923982" calcext:value-type="float">
            <text:p>2.1765339924</text:p>
          </table:table-cell>
          <table:table-cell/>
          <table:table-cell table:formula="of:=SUM([.H5:.H10])" office:value-type="float" office:value="202" calcext:value-type="float">
            <text:p>202</text:p>
          </table:table-cell>
          <table:table-cell table:formula="of:=SUM([.I5:.I10])" office:value-type="float" office:value="12" calcext:value-type="float">
            <text:p>12</text:p>
          </table:table-cell>
          <table:table-cell table:formula="of:=SUM([.J5:.J10])" office:value-type="float" office:value="214" calcext:value-type="float">
            <text:p>214</text:p>
          </table:table-cell>
          <table:table-cell table:formula="of:=SUM([.K5:.K10])" office:value-type="float" office:value="1" calcext:value-type="float">
            <text:p>1</text:p>
          </table:table-cell>
          <table:table-cell table:formula="of:=SUM([.L5:.L10])" office:value-type="float" office:value="2.1765339923982" calcext:value-type="float">
            <text:p>2.176533992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[.B11]/[.$D$11]*LOG(1/([.B11]/[.$D$11]); 2)" office:value-type="float" office:value="0.0134199287366587" calcext:value-type="float">
            <text:p>0.0134199287</text:p>
          </table:table-cell>
          <table:table-cell table:formula="of:=[.C11]/[.$D$11]*LOG(1/([.C11]/[.$D$11]); 2)" office:value-type="float" office:value="0.0630043643588892" calcext:value-type="float">
            <text:p>0.0630043644</text:p>
          </table:table-cell>
          <table:table-cell table:style-name="ce9" table:number-columns-repeated="3"/>
          <table:table-cell/>
          <table:table-cell table:formula="of:=[.H11]/[.$D$11]*LOG(1/([.H11]/[.$D$11]); 2)" office:value-type="float" office:value="0.0785869707344353" calcext:value-type="float">
            <text:p>0.0785869707</text:p>
          </table:table-cell>
          <table:table-cell table:formula="of:=[.I11]/[.$D$11]*LOG(1/([.I11]/[.$D$11]); 2)" office:value-type="float" office:value="0.233075017888598" calcext:value-type="float">
            <text:p>0.2330750179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H(X, Y)</text:p>
          </table:table-cell>
          <table:table-cell table:number-columns-repeated="2"/>
          <table:table-cell table:style-name="ce9" table:number-columns-repeated="3"/>
          <table:table-cell office:value-type="string" calcext:value-type="string">
            <text:p>H(X, Y)</text:p>
          </table:table-cell>
          <table:table-cell table:number-columns-repeated="2"/>
          <table:table-cell table:style-name="ce9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[.B5]/[.$D$11]*LOG(1/([.B5]/[.$D$11]); 2); 0)" office:value-type="float" office:value="0.527349896551087" calcext:value-type="float">
            <text:p>0.5273498966</text:p>
          </table:table-cell>
          <table:table-cell table:formula="of:=IFERROR([.C5]/[.$D$11]*LOG(1/([.C5]/[.$D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H5]/[.$D$11]*LOG(1/([.H5]/[.$D$11]); 2); 0)" office:value-type="float" office:value="0.524534169757972" calcext:value-type="float">
            <text:p>0.5245341698</text:p>
          </table:table-cell>
          <table:table-cell table:formula="of:=IFERROR([.I5]/[.$D$11]*LOG(1/([.I5]/[.$D$11]); 2); 0)" office:value-type="float" office:value="0.0863061376497195" calcext:value-type="float">
            <text:p>0.0863061376</text:p>
          </table:table-cell>
          <table:table-cell table:style-name="ce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[.B6]/[.$D$11]*LOG(1/([.B6]/[.$D$11]); 2); 0)" office:value-type="float" office:value="0.530415887592405" calcext:value-type="float">
            <text:p>0.5304158876</text:p>
          </table:table-cell>
          <table:table-cell table:formula="of:=IFERROR([.C6]/[.$D$11]*LOG(1/([.C6]/[.$D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H6]/[.$D$11]*LOG(1/([.H6]/[.$D$11]); 2); 0)" office:value-type="float" office:value="0.527349896551087" calcext:value-type="float">
            <text:p>0.5273498966</text:p>
          </table:table-cell>
          <table:table-cell table:formula="of:=IFERROR([.I6]/[.$D$11]*LOG(1/([.I6]/[.$D$11]); 2); 0)" office:value-type="float" office:value="0.144574892121869" calcext:value-type="float">
            <text:p>0.1445748921</text:p>
          </table:table-cell>
          <table:table-cell table:style-name="ce9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[.B7]/[.$D$11]*LOG(1/([.B7]/[.$D$11]); 2); 0)" office:value-type="float" office:value="0.290271357325064" calcext:value-type="float">
            <text:p>0.2902713573</text:p>
          </table:table-cell>
          <table:table-cell table:formula="of:=IFERROR([.C7]/[.$D$11]*LOG(1/([.C7]/[.$D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H7]/[.$D$11]*LOG(1/([.H7]/[.$D$11]); 2); 0)" office:value-type="float" office:value="0.279735849450553" calcext:value-type="float">
            <text:p>0.2797358495</text:p>
          </table:table-cell>
          <table:table-cell table:formula="of:=IFERROR([.I7]/[.$D$11]*LOG(1/([.I7]/[.$D$11]); 2); 0)" office:value-type="float" office:value="0.0361750793757063" calcext:value-type="float">
            <text:p>0.0361750794</text:p>
          </table:table-cell>
          <table:table-cell table:style-name="ce9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[.B8]/[.$D$11]*LOG(1/([.B8]/[.$D$11]); 2); 0)" office:value-type="float" office:value="0.220104621707488" calcext:value-type="float">
            <text:p>0.2201046217</text:p>
          </table:table-cell>
          <table:table-cell table:formula="of:=IFERROR([.C8]/[.$D$11]*LOG(1/([.C8]/[.$D$11]); 2); 0)" office:value-type="float" office:value="0.0630043643588892" calcext:value-type="float">
            <text:p>0.0630043644</text:p>
          </table:table-cell>
          <table:table-cell table:style-name="ce9" table:number-columns-repeated="3"/>
          <table:table-cell/>
          <table:table-cell table:formula="of:=IFERROR([.H8]/[.$D$11]*LOG(1/([.H8]/[.$D$11]); 2); 0)" office:value-type="float" office:value="0.220104621707488" calcext:value-type="float">
            <text:p>0.2201046217</text:p>
          </table:table-cell>
          <table:table-cell table:formula="of:=IFERROR([.I8]/[.$D$11]*LOG(1/([.I8]/[.$D$11]); 2); 0)" office:value-type="float" office:value="0.0630043643588892" calcext:value-type="float">
            <text:p>0.0630043644</text:p>
          </table:table-cell>
          <table:table-cell table:style-name="ce9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ERROR([.B9]/[.$D$11]*LOG(1/([.B9]/[.$D$11]); 2); 0)" office:value-type="float" office:value="0.19226111151696" calcext:value-type="float">
            <text:p>0.1922611115</text:p>
          </table:table-cell>
          <table:table-cell table:formula="of:=IFERROR([.C9]/[.$D$11]*LOG(1/([.C9]/[.$D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H9]/[.$D$11]*LOG(1/([.H9]/[.$D$11]); 2); 0)" office:value-type="float" office:value="0.19226111151696" calcext:value-type="float">
            <text:p>0.1922611115</text:p>
          </table:table-cell>
          <table:table-cell table:formula="of:=IFERROR([.I9]/[.$D$11]*LOG(1/([.I9]/[.$D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ERROR([.B10]/[.$D$11]*LOG(1/([.B10]/[.$D$11]); 2); 0)" office:value-type="float" office:value="0.390752774518382" calcext:value-type="float">
            <text:p>0.3907527745</text:p>
          </table:table-cell>
          <table:table-cell table:formula="of:=IFERROR([.C10]/[.$D$11]*LOG(1/([.C10]/[.$D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H10]/[.$D$11]*LOG(1/([.H10]/[.$D$11]); 2); 0)" office:value-type="float" office:value="0.390752774518382" calcext:value-type="float">
            <text:p>0.3907527745</text:p>
          </table:table-cell>
          <table:table-cell table:formula="of:=IFERROR([.I10]/[.$D$11]*LOG(1/([.I10]/[.$D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1">
          <table:table-cell table:style-name="ce14" office:value-type="string" calcext:value-type="string">
            <text:p>H(X)</text:p>
          </table:table-cell>
          <table:table-cell table:style-name="ce14" table:formula="of:=SUM([.B12:.C12])" office:value-type="float" office:value="0.0764242930955479" calcext:value-type="float">
            <text:p>0.0764242931</text:p>
          </table:table-cell>
          <table:table-cell table:style-name="Default" table:number-columns-repeated="4"/>
          <table:table-cell/>
          <table:table-cell table:style-name="ce14" office:value-type="string" calcext:value-type="string">
            <text:p>H(X)</text:p>
          </table:table-cell>
          <table:table-cell table:style-name="ce14" table:formula="of:=SUM([.H12:.I12])" office:value-type="float" office:value="0.311661988623033" calcext:value-type="float">
            <text:p>0.3116619886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H(Y)</text:p>
          </table:table-cell>
          <table:table-cell table:style-name="ce14" table:formula="of:=SUM([.F5:.F10])" office:value-type="float" office:value="2.1765339923982" calcext:value-type="float">
            <text:p>2.1765339924</text:p>
          </table:table-cell>
          <table:table-cell table:style-name="Default" table:number-columns-repeated="4"/>
          <table:table-cell/>
          <table:table-cell table:style-name="ce14" office:value-type="string" calcext:value-type="string">
            <text:p>H(Y)</text:p>
          </table:table-cell>
          <table:table-cell table:style-name="ce14" table:formula="of:=SUM([.L5:.L10])" office:value-type="float" office:value="2.1765339923982" calcext:value-type="float">
            <text:p>2.1765339924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H(X, Y)</text:p>
          </table:table-cell>
          <table:table-cell table:style-name="ce14" table:formula="of:=SUM([.B14:.C19])" office:value-type="float" office:value="2.21416001357028" calcext:value-type="float">
            <text:p>2.2141600136</text:p>
          </table:table-cell>
          <table:table-cell table:style-name="Default" table:number-columns-repeated="4"/>
          <table:table-cell/>
          <table:table-cell table:style-name="ce14" office:value-type="string" calcext:value-type="string">
            <text:p>H(X, Y)</text:p>
          </table:table-cell>
          <table:table-cell table:style-name="ce14" table:formula="of:=SUM([.H14:.I19])" office:value-type="float" office:value="2.46479889700863" calcext:value-type="float">
            <text:p>2.464798897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I(X, Y)</text:p>
          </table:table-cell>
          <table:table-cell table:style-name="ce7" table:formula="of:=[.B22]+[.B23]-[.B24]" office:value-type="float" office:value="0.0387982719234738" calcext:value-type="float">
            <text:p>0.0387982719</text:p>
          </table:table-cell>
          <table:table-cell table:style-name="Default" table:number-columns-repeated="4"/>
          <table:table-cell/>
          <table:table-cell table:style-name="ce7" office:value-type="string" calcext:value-type="string">
            <text:p>I(X, Y)</text:p>
          </table:table-cell>
          <table:table-cell table:style-name="ce7" table:formula="of:=[.I22]+[.I23]-[.I24]" office:value-type="float" office:value="0.0233970840126081" calcext:value-type="float">
            <text:p>0.023397084</text:p>
          </table:table-cell>
          <table:table-cell table:style-name="Default" table:number-columns-repeated="3"/>
        </table:table-row>
      </table:table>
      <table:table table:name="Unsuper_5bins" table:style-name="ta1">
        <table:table-column table:style-name="co1" table:number-columns-repeated="9" table:default-cell-style-name="ce3"/>
        <table:table-column table:style-name="co1" table:default-cell-style-name="ce9"/>
        <table:table-column table:style-name="co1" table:number-columns-repeated="8" table:default-cell-style-name="ce3"/>
        <table:table-row table:style-name="ro1">
          <table:table-cell table:style-name="ce13" office:value-type="string" calcext:value-type="string" table:number-columns-spanned="18" table:number-rows-spanned="2">
            <text:p>Unsupervized 5bins</text:p>
          </table:table-cell>
          <table:covered-table-cell table:number-columns-repeated="17" table:style-name="Default"/>
        </table:table-row>
        <table:table-row table:style-name="ro1">
          <table:covered-table-cell table:number-columns-repeated="18" table:style-name="Default"/>
        </table:table-row>
        <table:table-row table:style-name="ro1">
          <table:table-cell table:style-name="ce2" office:value-type="string" calcext:value-type="string" table:number-columns-spanned="9" table:number-rows-spanned="1">
            <text:p>Kalcis</text:p>
          </table:table-cell>
          <table:covered-table-cell table:number-columns-repeated="8" table:style-name="Default"/>
          <table:table-cell table:style-name="Default"/>
          <table:table-cell table:style-name="ce2" office:value-type="string" calcext:value-type="string" table:number-columns-spanned="8" table:number-rows-spanned="1">
            <text:p>Geležis</text:p>
          </table:table-cell>
          <table:covered-table-cell table:number-columns-repeated="7" table:style-name="Default"/>
        </table:table-row>
        <table:table-row table:style-name="ro1">
          <table:table-cell table:style-name="ce9"/>
          <table:table-cell office:value-type="string" calcext:value-type="string">
            <text:p>-inf-1.242</text:p>
          </table:table-cell>
          <table:table-cell office:value-type="string" calcext:value-type="string">
            <text:p>1.242-2.484</text:p>
          </table:table-cell>
          <table:table-cell office:value-type="string" calcext:value-type="string">
            <text:p>2.484-3.726</text:p>
          </table:table-cell>
          <table:table-cell office:value-type="string" calcext:value-type="string">
            <text:p>3.726-4.968</text:p>
          </table:table-cell>
          <table:table-cell office:value-type="string" calcext:value-type="string">
            <text:p>4.968-inf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Tikimybė</text:p>
          </table:table-cell>
          <table:table-cell office:value-type="string" calcext:value-type="string">
            <text:p>Logaritmas</text:p>
          </table:table-cell>
          <table:table-cell/>
          <table:table-cell office:value-type="string" calcext:value-type="string">
            <text:p>-inf-0.102</text:p>
          </table:table-cell>
          <table:table-cell office:value-type="string" calcext:value-type="string">
            <text:p>0.102-0.204</text:p>
          </table:table-cell>
          <table:table-cell office:value-type="string" calcext:value-type="string">
            <text:p>0.204-0.306</text:p>
          </table:table-cell>
          <table:table-cell office:value-type="string" calcext:value-type="string">
            <text:p>0.306-0.408</text:p>
          </table:table-cell>
          <table:table-cell office:value-type="string" calcext:value-type="string">
            <text:p>0.408-inf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Tikimybė</text:p>
          </table:table-cell>
          <table:table-cell office:value-type="string" calcext:value-type="string">
            <text:p>Logarit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F5])" office:value-type="float" office:value="70" calcext:value-type="float">
            <text:p>70</text:p>
          </table:table-cell>
          <table:table-cell table:formula="of:=[.G5]/[.$G$11]" office:value-type="float" office:value="0.327102803738318" calcext:value-type="float">
            <text:p>0.3271028037</text:p>
          </table:table-cell>
          <table:table-cell table:formula="of:=IFERROR([.H5]*LOG(1/[.H5]; 2); 0)" office:value-type="float" office:value="0.527349896551087" calcext:value-type="float">
            <text:p>0.527349896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5:.O5])" office:value-type="float" office:value="70" calcext:value-type="float">
            <text:p>70</text:p>
          </table:table-cell>
          <table:table-cell table:formula="of:=[.P5]/[.$P$11]" office:value-type="float" office:value="0.327102803738318" calcext:value-type="float">
            <text:p>0.3271028037</text:p>
          </table:table-cell>
          <table:table-cell table:formula="of:=IFERROR([.Q5]*LOG(1/[.Q5]; 2); 0)" office:value-type="float" office:value="0.527349896551087" calcext:value-type="float">
            <text:p>0.5273498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F6])" office:value-type="float" office:value="76" calcext:value-type="float">
            <text:p>76</text:p>
          </table:table-cell>
          <table:table-cell table:formula="of:=[.G6]/[.$G$11]" office:value-type="float" office:value="0.355140186915888" calcext:value-type="float">
            <text:p>0.3551401869</text:p>
          </table:table-cell>
          <table:table-cell table:formula="of:=IFERROR([.H6]*LOG(1/[.H6]; 2); 0)" office:value-type="float" office:value="0.530415887592405" calcext:value-type="float">
            <text:p>0.53041588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K6:.O6])" office:value-type="float" office:value="76" calcext:value-type="float">
            <text:p>76</text:p>
          </table:table-cell>
          <table:table-cell table:formula="of:=[.P6]/[.$P$11]" office:value-type="float" office:value="0.355140186915888" calcext:value-type="float">
            <text:p>0.3551401869</text:p>
          </table:table-cell>
          <table:table-cell table:formula="of:=IFERROR([.Q6]*LOG(1/[.Q6]; 2); 0)" office:value-type="float" office:value="0.530415887592405" calcext:value-type="float">
            <text:p>0.5304158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F7])" office:value-type="float" office:value="17" calcext:value-type="float">
            <text:p>17</text:p>
          </table:table-cell>
          <table:table-cell table:formula="of:=[.G7]/[.$G$11]" office:value-type="float" office:value="0.0794392523364486" calcext:value-type="float">
            <text:p>0.0794392523</text:p>
          </table:table-cell>
          <table:table-cell table:formula="of:=IFERROR([.H7]*LOG(1/[.H7]; 2); 0)" office:value-type="float" office:value="0.290271357325064" calcext:value-type="float">
            <text:p>0.290271357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K7:.O7])" office:value-type="float" office:value="17" calcext:value-type="float">
            <text:p>17</text:p>
          </table:table-cell>
          <table:table-cell table:formula="of:=[.P7]/[.$P$11]" office:value-type="float" office:value="0.0794392523364486" calcext:value-type="float">
            <text:p>0.0794392523</text:p>
          </table:table-cell>
          <table:table-cell table:formula="of:=IFERROR([.Q7]*LOG(1/[.Q7]; 2); 0)" office:value-type="float" office:value="0.290271357325064" calcext:value-type="float">
            <text:p>0.2902713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F8])" office:value-type="float" office:value="13" calcext:value-type="float">
            <text:p>13</text:p>
          </table:table-cell>
          <table:table-cell table:formula="of:=[.G8]/[.$G$11]" office:value-type="float" office:value="0.0607476635514019" calcext:value-type="float">
            <text:p>0.0607476636</text:p>
          </table:table-cell>
          <table:table-cell table:formula="of:=IFERROR([.H8]*LOG(1/[.H8]; 2); 0)" office:value-type="float" office:value="0.245482964894302" calcext:value-type="float">
            <text:p>0.24548296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K8:.O8])" office:value-type="float" office:value="13" calcext:value-type="float">
            <text:p>13</text:p>
          </table:table-cell>
          <table:table-cell table:formula="of:=[.P8]/[.$P$11]" office:value-type="float" office:value="0.0607476635514019" calcext:value-type="float">
            <text:p>0.0607476636</text:p>
          </table:table-cell>
          <table:table-cell table:formula="of:=IFERROR([.Q8]*LOG(1/[.Q8]; 2); 0)" office:value-type="float" office:value="0.245482964894302" calcext:value-type="float">
            <text:p>0.2454829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F9])" office:value-type="float" office:value="9" calcext:value-type="float">
            <text:p>9</text:p>
          </table:table-cell>
          <table:table-cell table:formula="of:=[.G9]/[.$G$11]" office:value-type="float" office:value="0.0420560747663551" calcext:value-type="float">
            <text:p>0.0420560748</text:p>
          </table:table-cell>
          <table:table-cell table:formula="of:=IFERROR([.H9]*LOG(1/[.H9]; 2); 0)" office:value-type="float" office:value="0.19226111151696" calcext:value-type="float">
            <text:p>0.19226111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K9:.O9])" office:value-type="float" office:value="9" calcext:value-type="float">
            <text:p>9</text:p>
          </table:table-cell>
          <table:table-cell table:formula="of:=[.P9]/[.$P$11]" office:value-type="float" office:value="0.0420560747663551" calcext:value-type="float">
            <text:p>0.0420560748</text:p>
          </table:table-cell>
          <table:table-cell table:formula="of:=IFERROR([.Q9]*LOG(1/[.Q9]; 2); 0)" office:value-type="float" office:value="0.19226111151696" calcext:value-type="float">
            <text:p>0.1922611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F10])" office:value-type="float" office:value="29" calcext:value-type="float">
            <text:p>29</text:p>
          </table:table-cell>
          <table:table-cell table:formula="of:=[.G10]/[.$G$11]" office:value-type="float" office:value="0.135514018691589" calcext:value-type="float">
            <text:p>0.1355140187</text:p>
          </table:table-cell>
          <table:table-cell table:formula="of:=IFERROR([.H10]*LOG(1/[.H10]; 2); 0)" office:value-type="float" office:value="0.390752774518382" calcext:value-type="float">
            <text:p>0.390752774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K10:.O10])" office:value-type="float" office:value="29" calcext:value-type="float">
            <text:p>29</text:p>
          </table:table-cell>
          <table:table-cell table:formula="of:=[.P10]/[.$P$11]" office:value-type="float" office:value="0.135514018691589" calcext:value-type="float">
            <text:p>0.1355140187</text:p>
          </table:table-cell>
          <table:table-cell table:formula="of:=IFERROR([.Q10]*LOG(1/[.Q10]; 2); 0)" office:value-type="float" office:value="0.390752774518382" calcext:value-type="float">
            <text:p>0.3907527745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5:.B10])" office:value-type="float" office:value="207" calcext:value-type="float">
            <text:p>207</text:p>
          </table:table-cell>
          <table:table-cell table:formula="of:=SUM([.C5:.C10])" office:value-type="float" office:value="4" calcext:value-type="float">
            <text:p>4</text:p>
          </table:table-cell>
          <table:table-cell table:formula="of:=SUM([.D5:.D10])" office:value-type="float" office:value="1" calcext:value-type="float">
            <text:p>1</text:p>
          </table:table-cell>
          <table:table-cell table:formula="of:=SUM([.E5:.E10])" office:value-type="float" office:value="0" calcext:value-type="float">
            <text:p>0</text:p>
          </table:table-cell>
          <table:table-cell table:formula="of:=SUM([.F5:.F10])" office:value-type="float" office:value="2" calcext:value-type="float">
            <text:p>2</text:p>
          </table:table-cell>
          <table:table-cell table:formula="of:=SUM([.G5:.G10])" office:value-type="float" office:value="214" calcext:value-type="float">
            <text:p>214</text:p>
          </table:table-cell>
          <table:table-cell table:formula="of:=SUM([.H5:.H10])" office:value-type="float" office:value="1" calcext:value-type="float">
            <text:p>1</text:p>
          </table:table-cell>
          <table:table-cell table:formula="of:=SUM([.I5:.I10])" office:value-type="float" office:value="2.1765339923982" calcext:value-type="float">
            <text:p>2.1765339924</text:p>
          </table:table-cell>
          <table:table-cell/>
          <table:table-cell table:formula="of:=SUM([.K5:.K10])" office:value-type="float" office:value="164" calcext:value-type="float">
            <text:p>164</text:p>
          </table:table-cell>
          <table:table-cell table:formula="of:=SUM([.L5:.L10])" office:value-type="float" office:value="26" calcext:value-type="float">
            <text:p>26</text:p>
          </table:table-cell>
          <table:table-cell table:formula="of:=SUM([.M5:.M10])" office:value-type="float" office:value="18" calcext:value-type="float">
            <text:p>18</text:p>
          </table:table-cell>
          <table:table-cell table:formula="of:=SUM([.N5:.N10])" office:value-type="float" office:value="5" calcext:value-type="float">
            <text:p>5</text:p>
          </table:table-cell>
          <table:table-cell table:formula="of:=SUM([.O5:.O10])" office:value-type="float" office:value="1" calcext:value-type="float">
            <text:p>1</text:p>
          </table:table-cell>
          <table:table-cell table:formula="of:=SUM([.P5:.P10])" office:value-type="float" office:value="214" calcext:value-type="float">
            <text:p>214</text:p>
          </table:table-cell>
          <table:table-cell table:formula="of:=SUM([.Q5:.Q10])" office:value-type="float" office:value="1" calcext:value-type="float">
            <text:p>1</text:p>
          </table:table-cell>
          <table:table-cell table:formula="of:=SUM([.R5:.R10])" office:value-type="float" office:value="2.1765339923982" calcext:value-type="float">
            <text:p>2.176533992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[.B11]/[.$G$11]*LOG(1/([.B11]/[.$G$11]); 2)" office:value-type="float" office:value="0.0464105887040985" calcext:value-type="float">
            <text:p>0.0464105887</text:p>
          </table:table-cell>
          <table:table-cell table:formula="of:=[.C11]/[.$G$11]*LOG(1/([.C11]/[.$G$11]); 2)" office:value-type="float" office:value="0.107317139932732" calcext:value-type="float">
            <text:p>0.1073171399</text:p>
          </table:table-cell>
          <table:table-cell table:formula="of:=[.D11]/[.$G$11]*LOG(1/([.D11]/[.$G$11]); 2)" office:value-type="float" office:value="0.0361750793757063" calcext:value-type="float">
            <text:p>0.0361750794</text:p>
          </table:table-cell>
          <table:table-cell table:formula="of:=IFERROR([.E11]/[.$G$11]*LOG(1/([.E11]/[.$G$11]); 2); 0)" office:value-type="float" office:value="0" calcext:value-type="float">
            <text:p>0</text:p>
          </table:table-cell>
          <table:table-cell table:formula="of:=[.F11]/[.$G$11]*LOG(1/([.F11]/[.$G$11]); 2)" office:value-type="float" office:value="0.0630043643588892" calcext:value-type="float">
            <text:p>0.0630043644</text:p>
          </table:table-cell>
          <table:table-cell table:style-name="ce9" table:formula="of:=[.G11]/[.$G$11]*LOG(1/([.G11]/[.$G$11]); 2)" office:value-type="float" office:value="0" calcext:value-type="float">
            <text:p>0</text:p>
          </table:table-cell>
          <table:table-cell table:style-name="ce9" table:number-columns-repeated="2"/>
          <table:table-cell/>
          <table:table-cell table:formula="of:=[.K11]/[.$G$11]*LOG(1/([.K11]/[.$G$11]); 2)" office:value-type="float" office:value="0.294215219684217" calcext:value-type="float">
            <text:p>0.2942152197</text:p>
          </table:table-cell>
          <table:table-cell table:formula="of:=[.L11]/[.$G$11]*LOG(1/([.L11]/[.$G$11]); 2)" office:value-type="float" office:value="0.369470602685801" calcext:value-type="float">
            <text:p>0.3694706027</text:p>
          </table:table-cell>
          <table:table-cell table:formula="of:=[.M11]/[.$G$11]*LOG(1/([.M11]/[.$G$11]); 2)" office:value-type="float" office:value="0.30041007350121" calcext:value-type="float">
            <text:p>0.3004100735</text:p>
          </table:table-cell>
          <table:table-cell table:formula="of:=[.N11]/[.$G$11]*LOG(1/([.N11]/[.$G$11]); 2)" office:value-type="float" office:value="0.12662474045593" calcext:value-type="float">
            <text:p>0.1266247405</text:p>
          </table:table-cell>
          <table:table-cell table:formula="of:=[.O11]/[.$G$11]*LOG(1/([.O11]/[.$G$11]); 2)" office:value-type="float" office:value="0.0361750793757063" calcext:value-type="float">
            <text:p>0.0361750794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H(X, Y)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[.B5]/[.$G$11]*LOG(1/([.B5]/[.$G$11]); 2); 0)" office:value-type="float" office:value="0.527349896551087" calcext:value-type="float">
            <text:p>0.5273498966</text:p>
          </table:table-cell>
          <table:table-cell table:formula="of:=IFERROR([.C5]/[.$G$11]*LOG(1/([.C5]/[.$G$11]); 2); 0)" office:value-type="float" office:value="0" calcext:value-type="float">
            <text:p>0</text:p>
          </table:table-cell>
          <table:table-cell table:formula="of:=IFERROR([.D5]/[.$G$11]*LOG(1/([.D5]/[.$G$11]); 2); 0)" office:value-type="float" office:value="0" calcext:value-type="float">
            <text:p>0</text:p>
          </table:table-cell>
          <table:table-cell table:formula="of:=IFERROR([.E5]/[.$G$11]*LOG(1/([.E5]/[.$G$11]); 2); 0)" office:value-type="float" office:value="0" calcext:value-type="float">
            <text:p>0</text:p>
          </table:table-cell>
          <table:table-cell table:formula="of:=IFERROR([.F5]/[.$G$11]*LOG(1/([.F5]/[.$G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K5]/[.$G$11]*LOG(1/([.K5]/[.$G$11]); 2); 0)" office:value-type="float" office:value="0.493089363859403" calcext:value-type="float">
            <text:p>0.4930893639</text:p>
          </table:table-cell>
          <table:table-cell table:formula="of:=IFERROR([.L5]/[.$G$11]*LOG(1/([.L5]/[.$G$11]); 2); 0)" office:value-type="float" office:value="0.233075017888598" calcext:value-type="float">
            <text:p>0.2330750179</text:p>
          </table:table-cell>
          <table:table-cell table:formula="of:=IFERROR([.M5]/[.$G$11]*LOG(1/([.M5]/[.$G$11]); 2); 0)" office:value-type="float" office:value="0.144574892121869" calcext:value-type="float">
            <text:p>0.1445748921</text:p>
          </table:table-cell>
          <table:table-cell table:formula="of:=IFERROR([.N5]/[.$G$11]*LOG(1/([.N5]/[.$G$11]); 2); 0)" office:value-type="float" office:value="0.0361750793757063" calcext:value-type="float">
            <text:p>0.0361750794</text:p>
          </table:table-cell>
          <table:table-cell table:formula="of:=IFERROR([.O5]/[.$G$11]*LOG(1/([.O5]/[.$G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[.B6]/[.$G$11]*LOG(1/([.B6]/[.$G$11]); 2); 0)" office:value-type="float" office:value="0.530415887592405" calcext:value-type="float">
            <text:p>0.5304158876</text:p>
          </table:table-cell>
          <table:table-cell table:formula="of:=IFERROR([.C6]/[.$G$11]*LOG(1/([.C6]/[.$G$11]); 2); 0)" office:value-type="float" office:value="0" calcext:value-type="float">
            <text:p>0</text:p>
          </table:table-cell>
          <table:table-cell table:formula="of:=IFERROR([.D6]/[.$G$11]*LOG(1/([.D6]/[.$G$11]); 2); 0)" office:value-type="float" office:value="0" calcext:value-type="float">
            <text:p>0</text:p>
          </table:table-cell>
          <table:table-cell table:formula="of:=IFERROR([.E6]/[.$G$11]*LOG(1/([.E6]/[.$G$11]); 2); 0)" office:value-type="float" office:value="0" calcext:value-type="float">
            <text:p>0</text:p>
          </table:table-cell>
          <table:table-cell table:formula="of:=IFERROR([.F6]/[.$G$11]*LOG(1/([.F6]/[.$G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K6]/[.$G$11]*LOG(1/([.K6]/[.$G$11]); 2); 0)" office:value-type="float" office:value="0.490095980520192" calcext:value-type="float">
            <text:p>0.4900959805</text:p>
          </table:table-cell>
          <table:table-cell table:formula="of:=IFERROR([.L6]/[.$G$11]*LOG(1/([.L6]/[.$G$11]); 2); 0)" office:value-type="float" office:value="0.245482964894302" calcext:value-type="float">
            <text:p>0.2454829649</text:p>
          </table:table-cell>
          <table:table-cell table:formula="of:=IFERROR([.M6]/[.$G$11]*LOG(1/([.M6]/[.$G$11]); 2); 0)" office:value-type="float" office:value="0.206520508949242" calcext:value-type="float">
            <text:p>0.2065205089</text:p>
          </table:table-cell>
          <table:table-cell table:formula="of:=IFERROR([.N6]/[.$G$11]*LOG(1/([.N6]/[.$G$11]); 2); 0)" office:value-type="float" office:value="0.0863061376497195" calcext:value-type="float">
            <text:p>0.0863061376</text:p>
          </table:table-cell>
          <table:table-cell table:formula="of:=IFERROR([.O6]/[.$G$11]*LOG(1/([.O6]/[.$G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[.B7]/[.$G$11]*LOG(1/([.B7]/[.$G$11]); 2); 0)" office:value-type="float" office:value="0.290271357325064" calcext:value-type="float">
            <text:p>0.2902713573</text:p>
          </table:table-cell>
          <table:table-cell table:formula="of:=IFERROR([.C7]/[.$G$11]*LOG(1/([.C7]/[.$G$11]); 2); 0)" office:value-type="float" office:value="0" calcext:value-type="float">
            <text:p>0</text:p>
          </table:table-cell>
          <table:table-cell table:formula="of:=IFERROR([.D7]/[.$G$11]*LOG(1/([.D7]/[.$G$11]); 2); 0)" office:value-type="float" office:value="0" calcext:value-type="float">
            <text:p>0</text:p>
          </table:table-cell>
          <table:table-cell table:formula="of:=IFERROR([.E7]/[.$G$11]*LOG(1/([.E7]/[.$G$11]); 2); 0)" office:value-type="float" office:value="0" calcext:value-type="float">
            <text:p>0</text:p>
          </table:table-cell>
          <table:table-cell table:formula="of:=IFERROR([.F7]/[.$G$11]*LOG(1/([.F7]/[.$G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K7]/[.$G$11]*LOG(1/([.K7]/[.$G$11]); 2); 0)" office:value-type="float" office:value="0.257371817293503" calcext:value-type="float">
            <text:p>0.2573718173</text:p>
          </table:table-cell>
          <table:table-cell table:formula="of:=IFERROR([.L7]/[.$G$11]*LOG(1/([.L7]/[.$G$11]); 2); 0)" office:value-type="float" office:value="0.0361750793757063" calcext:value-type="float">
            <text:p>0.0361750794</text:p>
          </table:table-cell>
          <table:table-cell table:formula="of:=IFERROR([.M7]/[.$G$11]*LOG(1/([.M7]/[.$G$11]); 2); 0)" office:value-type="float" office:value="0.0361750793757063" calcext:value-type="float">
            <text:p>0.0361750794</text:p>
          </table:table-cell>
          <table:table-cell table:formula="of:=IFERROR([.N7]/[.$G$11]*LOG(1/([.N7]/[.$G$11]); 2); 0)" office:value-type="float" office:value="0.0361750793757063" calcext:value-type="float">
            <text:p>0.0361750794</text:p>
          </table:table-cell>
          <table:table-cell table:formula="of:=IFERROR([.O7]/[.$G$11]*LOG(1/([.O7]/[.$G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[.B8]/[.$G$11]*LOG(1/([.B8]/[.$G$11]); 2); 0)" office:value-type="float" office:value="0.206520508949242" calcext:value-type="float">
            <text:p>0.2065205089</text:p>
          </table:table-cell>
          <table:table-cell table:formula="of:=IFERROR([.C8]/[.$G$11]*LOG(1/([.C8]/[.$G$11]); 2); 0)" office:value-type="float" office:value="0.0361750793757063" calcext:value-type="float">
            <text:p>0.0361750794</text:p>
          </table:table-cell>
          <table:table-cell table:formula="of:=IFERROR([.D8]/[.$G$11]*LOG(1/([.D8]/[.$G$11]); 2); 0)" office:value-type="float" office:value="0" calcext:value-type="float">
            <text:p>0</text:p>
          </table:table-cell>
          <table:table-cell table:formula="of:=IFERROR([.E8]/[.$G$11]*LOG(1/([.E8]/[.$G$11]); 2); 0)" office:value-type="float" office:value="0" calcext:value-type="float">
            <text:p>0</text:p>
          </table:table-cell>
          <table:table-cell table:formula="of:=IFERROR([.F8]/[.$G$11]*LOG(1/([.F8]/[.$G$11]); 2); 0)" office:value-type="float" office:value="0.0630043643588892" calcext:value-type="float">
            <text:p>0.0630043644</text:p>
          </table:table-cell>
          <table:table-cell table:style-name="ce9" table:number-columns-repeated="3"/>
          <table:table-cell/>
          <table:table-cell table:formula="of:=IFERROR([.K8]/[.$G$11]*LOG(1/([.K8]/[.$G$11]); 2); 0)" office:value-type="float" office:value="0.220104621707488" calcext:value-type="float">
            <text:p>0.2201046217</text:p>
          </table:table-cell>
          <table:table-cell table:formula="of:=IFERROR([.L8]/[.$G$11]*LOG(1/([.L8]/[.$G$11]); 2); 0)" office:value-type="float" office:value="0" calcext:value-type="float">
            <text:p>0</text:p>
          </table:table-cell>
          <table:table-cell table:formula="of:=IFERROR([.M8]/[.$G$11]*LOG(1/([.M8]/[.$G$11]); 2); 0)" office:value-type="float" office:value="0.0361750793757063" calcext:value-type="float">
            <text:p>0.0361750794</text:p>
          </table:table-cell>
          <table:table-cell table:formula="of:=IFERROR([.N8]/[.$G$11]*LOG(1/([.N8]/[.$G$11]); 2); 0)" office:value-type="float" office:value="0" calcext:value-type="float">
            <text:p>0</text:p>
          </table:table-cell>
          <table:table-cell table:formula="of:=IFERROR([.O8]/[.$G$11]*LOG(1/([.O8]/[.$G$11]); 2); 0)" office:value-type="float" office:value="0.0361750793757063" calcext:value-type="float">
            <text:p>0.0361750794</text:p>
          </table:table-cell>
          <table:table-cell table:style-name="ce9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ERROR([.B9]/[.$G$11]*LOG(1/([.B9]/[.$G$11]); 2); 0)" office:value-type="float" office:value="0.19226111151696" calcext:value-type="float">
            <text:p>0.1922611115</text:p>
          </table:table-cell>
          <table:table-cell table:formula="of:=IFERROR([.C9]/[.$G$11]*LOG(1/([.C9]/[.$G$11]); 2); 0)" office:value-type="float" office:value="0" calcext:value-type="float">
            <text:p>0</text:p>
          </table:table-cell>
          <table:table-cell table:formula="of:=IFERROR([.D9]/[.$G$11]*LOG(1/([.D9]/[.$G$11]); 2); 0)" office:value-type="float" office:value="0" calcext:value-type="float">
            <text:p>0</text:p>
          </table:table-cell>
          <table:table-cell table:formula="of:=IFERROR([.E9]/[.$G$11]*LOG(1/([.E9]/[.$G$11]); 2); 0)" office:value-type="float" office:value="0" calcext:value-type="float">
            <text:p>0</text:p>
          </table:table-cell>
          <table:table-cell table:formula="of:=IFERROR([.F9]/[.$G$11]*LOG(1/([.F9]/[.$G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K9]/[.$G$11]*LOG(1/([.K9]/[.$G$11]); 2); 0)" office:value-type="float" office:value="0.19226111151696" calcext:value-type="float">
            <text:p>0.1922611115</text:p>
          </table:table-cell>
          <table:table-cell table:formula="of:=IFERROR([.L9]/[.$G$11]*LOG(1/([.L9]/[.$G$11]); 2); 0)" office:value-type="float" office:value="0" calcext:value-type="float">
            <text:p>0</text:p>
          </table:table-cell>
          <table:table-cell table:formula="of:=IFERROR([.M9]/[.$G$11]*LOG(1/([.M9]/[.$G$11]); 2); 0)" office:value-type="float" office:value="0" calcext:value-type="float">
            <text:p>0</text:p>
          </table:table-cell>
          <table:table-cell table:formula="of:=IFERROR([.N9]/[.$G$11]*LOG(1/([.N9]/[.$G$11]); 2); 0)" office:value-type="float" office:value="0" calcext:value-type="float">
            <text:p>0</text:p>
          </table:table-cell>
          <table:table-cell table:formula="of:=IFERROR([.O9]/[.$G$11]*LOG(1/([.O9]/[.$G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ERROR([.B10]/[.$G$11]*LOG(1/([.B10]/[.$G$11]); 2); 0)" office:value-type="float" office:value="0.361870420166638" calcext:value-type="float">
            <text:p>0.3618704202</text:p>
          </table:table-cell>
          <table:table-cell table:formula="of:=IFERROR([.C10]/[.$G$11]*LOG(1/([.C10]/[.$G$11]); 2); 0)" office:value-type="float" office:value="0.0863061376497195" calcext:value-type="float">
            <text:p>0.0863061376</text:p>
          </table:table-cell>
          <table:table-cell table:formula="of:=IFERROR([.D10]/[.$G$11]*LOG(1/([.D10]/[.$G$11]); 2); 0)" office:value-type="float" office:value="0.0361750793757063" calcext:value-type="float">
            <text:p>0.0361750794</text:p>
          </table:table-cell>
          <table:table-cell table:formula="of:=IFERROR([.E10]/[.$G$11]*LOG(1/([.E10]/[.$G$11]); 2); 0)" office:value-type="float" office:value="0" calcext:value-type="float">
            <text:p>0</text:p>
          </table:table-cell>
          <table:table-cell table:formula="of:=IFERROR([.F10]/[.$G$11]*LOG(1/([.F10]/[.$G$11]); 2); 0)" office:value-type="float" office:value="0" calcext:value-type="float">
            <text:p>0</text:p>
          </table:table-cell>
          <table:table-cell table:style-name="ce9" table:number-columns-repeated="3"/>
          <table:table-cell/>
          <table:table-cell table:formula="of:=IFERROR([.K10]/[.$G$11]*LOG(1/([.K10]/[.$G$11]); 2); 0)" office:value-type="float" office:value="0.390752774518382" calcext:value-type="float">
            <text:p>0.3907527745</text:p>
          </table:table-cell>
          <table:table-cell table:formula="of:=IFERROR([.L10]/[.$G$11]*LOG(1/([.L10]/[.$G$11]); 2); 0)" office:value-type="float" office:value="0" calcext:value-type="float">
            <text:p>0</text:p>
          </table:table-cell>
          <table:table-cell table:formula="of:=IFERROR([.M10]/[.$G$11]*LOG(1/([.M10]/[.$G$11])); 0)" office:value-type="float" office:value="0" calcext:value-type="float">
            <text:p>0</text:p>
          </table:table-cell>
          <table:table-cell table:formula="of:=IFERROR([.N10]/[.$G$11]*LOG(1/([.N10]/[.$G$11])); 0)" office:value-type="float" office:value="0" calcext:value-type="float">
            <text:p>0</text:p>
          </table:table-cell>
          <table:table-cell table:formula="of:=IFERROR([.O10]/[.$G$11]*LOG(1/([.O10]/[.$G$11]); 2); 0)" office:value-type="float" office:value="0" calcext:value-type="float">
            <text:p>0</text:p>
          </table:table-cell>
          <table:table-cell table:style-name="ce9" table:number-columns-repeated="3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H(X)</text:p>
          </table:table-cell>
          <table:table-cell table:style-name="ce14" table:formula="of:=SUM([.B12:.F12])" office:value-type="float" office:value="0.252907172371426" calcext:value-type="float">
            <text:p>0.2529071724</text:p>
          </table:table-cell>
          <table:table-cell table:style-name="Default" table:number-columns-repeated="8"/>
          <table:table-cell table:style-name="ce14" office:value-type="string" calcext:value-type="string">
            <text:p>H(X)</text:p>
          </table:table-cell>
          <table:table-cell table:style-name="ce14" table:formula="of:=SUM([.K12:.O12])" office:value-type="float" office:value="1.12689571570286" calcext:value-type="float">
            <text:p>1.1268957157</text:p>
          </table:table-cell>
          <table:table-cell table:style-name="Default" table:number-columns-repeated="6"/>
        </table:table-row>
        <table:table-row table:style-name="ro1">
          <table:table-cell table:style-name="ce14" office:value-type="string" calcext:value-type="string">
            <text:p>H(Y)</text:p>
          </table:table-cell>
          <table:table-cell table:style-name="ce14" table:formula="of:=SUM([.I5:.I10])" office:value-type="float" office:value="2.1765339923982" calcext:value-type="float">
            <text:p>2.1765339924</text:p>
          </table:table-cell>
          <table:table-cell table:style-name="Default" table:number-columns-repeated="8"/>
          <table:table-cell table:style-name="ce14" office:value-type="string" calcext:value-type="string">
            <text:p>H(Y)</text:p>
          </table:table-cell>
          <table:table-cell table:style-name="ce14" table:formula="of:=SUM([.R5:.R10])" office:value-type="float" office:value="2.1765339923982" calcext:value-type="float">
            <text:p>2.1765339924</text:p>
          </table:table-cell>
          <table:table-cell table:style-name="Default" table:number-columns-repeated="6"/>
        </table:table-row>
        <table:table-row table:style-name="ro1">
          <table:table-cell table:style-name="ce14" office:value-type="string" calcext:value-type="string">
            <text:p>H(X, Y)</text:p>
          </table:table-cell>
          <table:table-cell table:style-name="ce14" table:formula="of:=SUM([.B14:.F19])" office:value-type="float" office:value="2.33034984286142" calcext:value-type="float">
            <text:p>2.3303498429</text:p>
          </table:table-cell>
          <table:table-cell table:style-name="Default" table:number-columns-repeated="8"/>
          <table:table-cell table:style-name="ce14" office:value-type="string" calcext:value-type="string">
            <text:p>H(X, Y)</text:p>
          </table:table-cell>
          <table:table-cell table:style-name="ce14" table:formula="of:=SUM([.K14:.O19])" office:value-type="float" office:value="3.1766856671739" calcext:value-type="float">
            <text:p>3.1766856672</text:p>
          </table:table-cell>
          <table:table-cell table:style-name="Default" table:number-columns-repeated="6"/>
        </table:table-row>
        <table:table-row table:style-name="ro1">
          <table:table-cell table:style-name="ce7" office:value-type="string" calcext:value-type="string">
            <text:p>I(X, Y)</text:p>
          </table:table-cell>
          <table:table-cell table:style-name="ce7" table:formula="of:=[.B22]+[.B23]-[.B24]" office:value-type="float" office:value="0.0990913219082086" calcext:value-type="float">
            <text:p>0.0990913219</text:p>
          </table:table-cell>
          <table:table-cell table:style-name="Default" table:number-columns-repeated="8"/>
          <table:table-cell table:style-name="ce7" office:value-type="string" calcext:value-type="string">
            <text:p>I(X, Y)</text:p>
          </table:table-cell>
          <table:table-cell table:style-name="ce7" table:formula="of:=[.L22]+[.L23]-[.L24]" office:value-type="float" office:value="0.126744040927169" calcext:value-type="float">
            <text:p>0.1267440409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7:10:33.680222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41:14.255805584</meta:creation-date>
    <dc:date>2015-10-13T17:17:18.099358966</dc:date>
    <meta:editing-duration>PT1H12M40S</meta:editing-duration>
    <meta:editing-cycles>4</meta:editing-cycles>
    <meta:generator>LibreOffice/4.2.8.2$Linux_X86_64 LibreOffice_project/420m0$Build-2</meta:generator>
    <meta:document-statistic meta:table-count="3" meta:cell-count="534" meta:object-count="0"/>
  </office:meta>
</office:document-meta>
</file>